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011cm" fo:margin-left="4.032cm" table:align="left"/>
    </style:style>
    <style:style style:name="Table1.A" style:family="table-column">
      <style:table-column-properties style:column-width="7.011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051b2b" officeooo:paragraph-rsid="00051b2b" style:font-size-asian="16pt" style:font-weight-asian="bold" style:font-size-complex="16pt" style:font-weight-complex="bold"/>
    </style:style>
    <style:style style:name="P2" style:family="paragraph" style:parent-style-name="Standard">
      <style:paragraph-properties fo:text-align="center" style:justify-single-word="false"/>
      <style:text-properties fo:color="#0000ff" fo:font-size="28pt" fo:font-weight="bold" officeooo:rsid="00051b2b" officeooo:paragraph-rsid="00051b2b" style:font-size-asian="28pt" style:font-weight-asian="bold" style:font-size-complex="28pt" style:font-weight-complex="bold"/>
    </style:style>
    <style:style style:name="P3" style:family="paragraph" style:parent-style-name="Standard">
      <style:paragraph-properties fo:text-align="center" style:justify-single-word="false"/>
      <style:text-properties fo:color="#000000" fo:font-size="14pt" fo:font-weight="normal" officeooo:rsid="00051b2b" officeooo:paragraph-rsid="00051b2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color="#000000" fo:font-size="14pt" fo:font-weight="normal" officeooo:rsid="0005efdc" officeooo:paragraph-rsid="0005efdc"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color="#000000" fo:font-size="14pt" fo:font-weight="normal" officeooo:rsid="0005efdc" officeooo:paragraph-rsid="0005efdc"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000000" fo:font-size="14pt" fo:font-weight="bold" officeooo:rsid="0005efdc" officeooo:paragraph-rsid="0005efdc" style:font-size-asian="14pt" style:font-weight-asian="bold" style:font-size-complex="14pt" style:font-weight-complex="bold"/>
    </style:style>
    <style:style style:name="P7" style:family="paragraph" style:parent-style-name="Standard">
      <style:paragraph-properties fo:text-align="justify" style:justify-single-word="false"/>
      <style:text-properties fo:color="#000000" fo:font-size="14pt" fo:font-weight="bold" officeooo:rsid="0006411c" officeooo:paragraph-rsid="0006411c"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000000" fo:font-size="14pt" fo:font-weight="bold" officeooo:rsid="0006411c" officeooo:paragraph-rsid="0007fba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000000" fo:font-size="14pt" fo:font-weight="bold" officeooo:rsid="0006411c" officeooo:paragraph-rsid="0009ed2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000000" fo:font-size="14pt" fo:font-weight="bold" officeooo:rsid="0006411c" officeooo:paragraph-rsid="000b8db6"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000000" fo:font-size="14pt" fo:font-weight="bold" officeooo:rsid="000eef0a" officeooo:paragraph-rsid="000eef0a"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000000" fo:font-size="12pt" fo:font-weight="normal" officeooo:rsid="0005efdc" officeooo:paragraph-rsid="0005efdc"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fo:font-size="12pt" fo:font-weight="normal" officeooo:rsid="0005efdc" officeooo:paragraph-rsid="0006411c"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fo:font-size="12pt" fo:font-weight="normal" officeooo:rsid="0009ed29" officeooo:paragraph-rsid="0009ed2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fo:font-size="12pt" fo:font-weight="normal" officeooo:rsid="000b8db6" officeooo:paragraph-rsid="000b8db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fo:font-size="12pt" fo:font-weight="normal" officeooo:rsid="000d5a74" officeooo:paragraph-rsid="000b8db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fo:font-size="12pt" fo:font-weight="normal" officeooo:rsid="00117b16" officeooo:paragraph-rsid="000b8db6"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fo:font-size="12pt" fo:font-weight="normal" officeooo:rsid="000eef0a" officeooo:paragraph-rsid="000b8db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fo:font-size="12pt" fo:font-weight="normal" officeooo:rsid="000eef0a" officeooo:paragraph-rsid="000eef0a"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fo:font-size="12pt" fo:font-weight="normal" officeooo:rsid="0013d75f" officeooo:paragraph-rsid="000eef0a"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fo:font-size="12pt" fo:font-weight="normal" officeooo:rsid="000eef0a" officeooo:paragraph-rsid="000eef0a"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fo:font-size="12pt" fo:font-weight="bold" officeooo:rsid="000eef0a" officeooo:paragraph-rsid="000eef0a"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0000" fo:font-size="12pt" fo:font-weight="bold" officeooo:rsid="0009ed29" officeooo:paragraph-rsid="0009ed29" style:font-size-asian="10.5pt" style:font-weight-asian="bold" style:font-size-complex="12pt" style:font-weight-complex="bold"/>
    </style:style>
    <style:style style:name="P24" style:family="paragraph" style:parent-style-name="Standard">
      <style:paragraph-properties fo:text-align="justify" style:justify-single-word="false"/>
      <style:text-properties fo:color="#000000" fo:font-size="10pt" fo:font-weight="bold" officeooo:rsid="0006411c" officeooo:paragraph-rsid="0006411c" style:font-size-asian="10pt" style:font-weight-asian="bold" style:font-size-complex="10pt" style:font-weight-complex="bold"/>
    </style:style>
    <style:style style:name="P25" style:family="paragraph" style:parent-style-name="Standard">
      <style:paragraph-properties fo:text-align="justify" style:justify-single-word="false"/>
      <style:text-properties fo:color="#000000" fo:font-size="10pt" fo:font-weight="bold" officeooo:rsid="000eef0a" officeooo:paragraph-rsid="000eef0a" style:font-size-asian="10pt" style:font-weight-asian="bold" style:font-size-complex="10pt" style:font-weight-complex="bold"/>
    </style:style>
    <style:style style:name="P26" style:family="paragraph" style:parent-style-name="Standard">
      <style:paragraph-properties fo:text-align="justify" style:justify-single-word="false"/>
      <style:text-properties fo:color="#000000" fo:font-size="10pt" fo:font-weight="normal" officeooo:rsid="0013d75f" officeooo:paragraph-rsid="000eef0a"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color="#000000" fo:font-size="11pt" fo:font-weight="bold" officeooo:rsid="000eef0a" officeooo:paragraph-rsid="00160e4a" style:font-size-asian="11pt" style:font-weight-asian="bold" style:font-size-complex="11pt" style:font-weight-complex="bold"/>
    </style:style>
    <style:style style:name="P28" style:family="paragraph" style:parent-style-name="Standard">
      <style:paragraph-properties fo:text-align="justify" style:justify-single-word="false"/>
      <style:text-properties fo:color="#000000" fo:font-size="11pt" fo:font-weight="bold" officeooo:rsid="0017609b" officeooo:paragraph-rsid="0017609b" style:font-size-asian="11pt" style:font-weight-asian="bold" style:font-size-complex="11pt" style:font-weight-complex="bold"/>
    </style:style>
    <style:style style:name="P29" style:family="paragraph" style:parent-style-name="Standard">
      <style:paragraph-properties fo:text-align="justify" style:justify-single-word="false"/>
      <style:text-properties fo:color="#000000" fo:font-size="11pt" fo:font-weight="bold" officeooo:rsid="0019f4ce" officeooo:paragraph-rsid="0019f4ce" style:font-size-asian="11pt" style:font-weight-asian="bold" style:font-size-complex="11pt" style:font-weight-complex="bold"/>
    </style:style>
    <style:style style:name="P30" style:family="paragraph" style:parent-style-name="Standard">
      <style:paragraph-properties fo:text-align="justify" style:justify-single-word="false"/>
      <style:text-properties fo:color="#000000" fo:font-size="11pt" fo:font-weight="bold" officeooo:rsid="001d74ef" officeooo:paragraph-rsid="001d74ef" style:font-size-asian="11pt" style:font-weight-asian="bold" style:font-size-complex="11pt" style:font-weight-complex="bold"/>
    </style:style>
    <style:style style:name="P31" style:family="paragraph" style:parent-style-name="Standard">
      <style:paragraph-properties fo:text-align="justify" style:justify-single-word="false"/>
      <style:text-properties fo:color="#000000" fo:font-size="11pt" fo:font-weight="normal" officeooo:rsid="0017609b" officeooo:paragraph-rsid="001b863e" style:font-size-asian="11pt" style:font-weight-asian="normal" style:font-size-complex="11pt" style:font-weight-complex="normal"/>
    </style:style>
    <style:style style:name="P32" style:family="paragraph" style:parent-style-name="Table_20_Contents">
      <style:paragraph-properties fo:text-align="center" style:justify-single-word="false"/>
      <style:text-properties fo:font-size="12pt" fo:font-weight="bold" officeooo:rsid="000eef0a" officeooo:paragraph-rsid="000eef0a"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normal" officeooo:rsid="000eef0a" officeooo:paragraph-rsid="000eef0a"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color="#000000" fo:font-size="12pt" fo:font-weight="normal" officeooo:rsid="001575f7" officeooo:paragraph-rsid="000eef0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000000" fo:font-size="12pt" fo:font-weight="normal" officeooo:rsid="00160e4a" officeooo:paragraph-rsid="00160e4a"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color="#000000" fo:font-size="12pt" fo:font-weight="normal" officeooo:rsid="00191305" officeooo:paragraph-rsid="0017609b"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fo:font-size="12pt" fo:font-weight="normal" officeooo:rsid="00191305" officeooo:paragraph-rsid="001b863e"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fo:font-size="12pt" fo:font-weight="normal" officeooo:rsid="001b863e" officeooo:paragraph-rsid="0017609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color="#000000" fo:font-size="12pt" fo:font-weight="normal" officeooo:rsid="001b863e" officeooo:paragraph-rsid="001b863e"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fo:font-size="12pt" fo:font-weight="normal" officeooo:rsid="0017609b" officeooo:paragraph-rsid="0017609b"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fo:font-size="12pt" fo:font-weight="normal" officeooo:rsid="00232950" officeooo:paragraph-rsid="00232950"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fo:font-size="12pt" fo:font-weight="normal" officeooo:rsid="00265129" officeooo:paragraph-rsid="0026512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fo:font-size="12pt" fo:font-weight="bold" officeooo:rsid="0017609b" officeooo:paragraph-rsid="0017609b" style:font-size-asian="10.5pt" style:font-weight-asian="bold" style:font-size-complex="12pt" style:font-weight-complex="bold"/>
    </style:style>
    <style:style style:name="P44" style:family="paragraph" style:parent-style-name="Standard">
      <style:paragraph-properties fo:text-align="justify" style:justify-single-word="false"/>
      <style:text-properties fo:color="#000000" fo:font-size="12pt" fo:font-weight="bold" officeooo:rsid="00191305" officeooo:paragraph-rsid="0017609b" style:font-size-asian="10.5pt" style:font-weight-asian="bold" style:font-size-complex="12pt" style:font-weight-complex="bold"/>
    </style:style>
    <style:style style:name="P45" style:family="paragraph" style:parent-style-name="Standard">
      <style:paragraph-properties fo:text-align="justify" style:justify-single-word="false"/>
      <style:text-properties fo:color="#000000" fo:font-size="12pt" fo:font-weight="bold" officeooo:rsid="001b863e" officeooo:paragraph-rsid="001b863e" style:font-size-asian="10.5pt" style:font-weight-asian="bold" style:font-size-complex="12pt" style:font-weight-complex="bold"/>
    </style:style>
    <style:style style:name="P46" style:family="paragraph" style:parent-style-name="Standard">
      <style:paragraph-properties fo:text-align="justify" style:justify-single-word="false"/>
      <style:text-properties fo:color="#000000" fo:font-size="12pt" fo:font-weight="bold" officeooo:rsid="00232950" officeooo:paragraph-rsid="00232950" style:font-size-asian="10.5pt" style:font-weight-asian="bold" style:font-size-complex="12pt" style:font-weight-complex="bold"/>
    </style:style>
    <style:style style:name="P47" style:family="paragraph" style:parent-style-name="Standard">
      <style:paragraph-properties fo:text-align="justify" style:justify-single-word="false"/>
      <style:text-properties fo:color="#000000" fo:font-size="12pt" fo:font-weight="bold" officeooo:rsid="0023b9db" officeooo:paragraph-rsid="0023b9db"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color="#000000" fo:font-size="12pt" fo:font-weight="bold" officeooo:rsid="00247b37" officeooo:paragraph-rsid="00247b37" style:font-size-asian="10.5pt" style:font-weight-asian="bold" style:font-size-complex="12pt" style:font-weight-complex="bold"/>
    </style:style>
    <style:style style:name="P49" style:family="paragraph" style:parent-style-name="Standard">
      <style:paragraph-properties fo:text-align="justify" style:justify-single-word="false"/>
      <style:text-properties fo:color="#000000" fo:font-size="12pt" fo:font-weight="bold" officeooo:rsid="00265129" officeooo:paragraph-rsid="00265129" style:font-size-asian="10.5pt" style:font-weight-asian="bold" style:font-size-complex="12pt" style:font-weight-complex="bold"/>
    </style:style>
    <style:style style:name="P50" style:family="paragraph" style:parent-style-name="Standard">
      <style:paragraph-properties fo:text-align="justify" style:justify-single-word="false"/>
      <style:text-properties fo:color="#000000" fo:font-size="11pt" fo:font-weight="normal" officeooo:rsid="001575f7" officeooo:paragraph-rsid="000eef0a" style:font-size-asian="11pt" style:font-weight-asian="normal" style:font-size-complex="11pt" style:font-weight-complex="normal"/>
    </style:style>
    <style:style style:name="P51" style:family="paragraph" style:parent-style-name="Standard">
      <style:paragraph-properties fo:text-align="justify" style:justify-single-word="false"/>
      <style:text-properties fo:color="#000000" fo:font-size="11pt" fo:font-weight="bold" officeooo:rsid="0017609b" officeooo:paragraph-rsid="001b863e" style:font-size-asian="11pt" style:font-weight-asian="bold" style:font-size-complex="11pt" style:font-weight-complex="bold"/>
    </style:style>
    <style:style style:name="P52" style:family="paragraph" style:parent-style-name="Standard">
      <style:paragraph-properties fo:text-align="start" style:justify-single-word="false"/>
      <style:text-properties fo:color="#000000" fo:font-size="11pt" fo:font-weight="bold" officeooo:rsid="0017609b" officeooo:paragraph-rsid="001b863e" style:font-size-asian="11pt" style:font-weight-asian="bold" style:font-size-complex="11pt" style:font-weight-complex="bold"/>
    </style:style>
    <style:style style:name="P53" style:family="paragraph" style:parent-style-name="Standard">
      <style:paragraph-properties fo:text-align="justify" style:justify-single-word="false"/>
      <style:text-properties fo:color="#000000" fo:font-size="10pt" fo:font-weight="bold" officeooo:rsid="00265129" officeooo:paragraph-rsid="00265129" style:font-size-asian="10pt" style:font-weight-asian="bold" style:font-size-complex="10pt" style:font-weight-complex="bold"/>
    </style:style>
    <style:style style:name="P54" style:family="paragraph" style:parent-style-name="Standard">
      <style:paragraph-properties fo:text-align="justify" style:justify-single-word="false"/>
      <style:text-properties fo:color="#000000" fo:font-size="10pt" fo:font-weight="bold" officeooo:rsid="00299351" officeooo:paragraph-rsid="00299351"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000000" fo:font-size="10pt" fo:font-weight="bold" officeooo:rsid="002c0e25" officeooo:paragraph-rsid="002c0e25" style:font-size-asian="10pt" style:font-weight-asian="bold" style:font-size-complex="10pt" style:font-weight-complex="bold"/>
    </style:style>
    <style:style style:name="P56" style:family="paragraph" style:parent-style-name="Standard">
      <style:paragraph-properties fo:text-align="justify" style:justify-single-word="false"/>
      <style:text-properties fo:color="#000000" fo:font-size="10pt" fo:font-weight="bold" officeooo:rsid="002c0e25" officeooo:paragraph-rsid="002e7368" style:font-size-asian="10pt" style:font-weight-asian="bold" style:font-size-complex="10pt" style:font-weight-complex="bold"/>
    </style:style>
    <style:style style:name="P57" style:family="paragraph" style:parent-style-name="Standard">
      <style:paragraph-properties fo:text-align="justify" style:justify-single-word="false"/>
      <style:text-properties fo:color="#000000" fo:font-size="14pt" fo:font-weight="bold" officeooo:rsid="002f9f4c" officeooo:paragraph-rsid="002f9f4c"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color="#000000" fo:font-size="14pt" fo:font-weight="bold" officeooo:rsid="002c0e25" officeooo:paragraph-rsid="002e7368"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color="#000000" fo:font-size="14pt" fo:font-weight="bold" officeooo:rsid="003060b6" officeooo:paragraph-rsid="003060b6"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color="#000000" fo:font-size="14pt" fo:font-weight="bold" officeooo:rsid="00337f71" officeooo:paragraph-rsid="00337f71"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color="#000000" fo:font-size="14pt" fo:font-weight="bold" officeooo:rsid="00357494" officeooo:paragraph-rsid="00357494" style:font-size-asian="14pt" style:font-weight-asian="bold" style:font-size-complex="14pt" style:font-weight-complex="bold"/>
    </style:style>
    <style:style style:name="T1" style:family="text">
      <style:text-properties officeooo:rsid="0006411c"/>
    </style:style>
    <style:style style:name="T2" style:family="text">
      <style:text-properties officeooo:rsid="0007fbaf"/>
    </style:style>
    <style:style style:name="T3" style:family="text">
      <style:text-properties fo:font-weight="normal" style:font-weight-asian="normal" style:font-weight-complex="normal"/>
    </style:style>
    <style:style style:name="T4" style:family="text">
      <style:text-properties fo:font-weight="normal" officeooo:rsid="0013d75f" style:font-weight-asian="normal" style:font-weight-complex="normal"/>
    </style:style>
    <style:style style:name="T5" style:family="text">
      <style:text-properties fo:font-weight="normal" officeooo:rsid="001575f7" style:font-weight-asian="normal" style:font-weight-complex="normal"/>
    </style:style>
    <style:style style:name="T6" style:family="text">
      <style:text-properties fo:font-weight="normal" officeooo:rsid="0023b9db" style:font-weight-asian="normal" style:font-weight-complex="normal"/>
    </style:style>
    <style:style style:name="T7" style:family="text">
      <style:text-properties fo:font-weight="normal" officeooo:rsid="00265129" style:font-weight-asian="normal" style:font-weight-complex="normal"/>
    </style:style>
    <style:style style:name="T8" style:family="text">
      <style:text-properties fo:font-weight="normal" officeooo:rsid="00299351" style:font-weight-asian="normal" style:font-weight-complex="normal"/>
    </style:style>
    <style:style style:name="T9" style:family="text">
      <style:text-properties fo:font-size="12pt" style:font-size-asian="10.5pt" style:font-size-complex="12pt"/>
    </style:style>
    <style:style style:name="T10" style:family="text">
      <style:text-properties fo:font-size="12pt" officeooo:rsid="00160e4a" style:font-size-asian="10.5pt" style:font-size-complex="12pt"/>
    </style:style>
    <style:style style:name="T11" style:family="text">
      <style:text-properties fo:font-size="12pt" officeooo:rsid="001776fd" style:font-size-asian="10.5pt" style:font-size-complex="12pt"/>
    </style:style>
    <style:style style:name="T12" style:family="text">
      <style:text-properties fo:font-size="12pt" officeooo:rsid="00191305" style:font-size-asian="10.5pt" style:font-size-complex="12pt"/>
    </style:style>
    <style:style style:name="T13" style:family="text">
      <style:text-properties fo:font-size="12pt" officeooo:rsid="001a4096" style:font-size-asian="10.5pt" style:font-size-complex="12pt"/>
    </style:style>
    <style:style style:name="T14" style:family="text">
      <style:text-properties fo:font-size="12pt" officeooo:rsid="00232950" style:font-size-asian="10.5pt" style:font-size-complex="12pt"/>
    </style:style>
    <style:style style:name="T15" style:family="text">
      <style:text-properties fo:font-size="12pt" officeooo:rsid="002a5b41" style:font-size-asian="10.5pt" style:font-size-complex="12pt"/>
    </style:style>
    <style:style style:name="T16" style:family="text">
      <style:text-properties fo:font-size="12pt" officeooo:rsid="002e7368" style:font-size-asian="10.5pt" style:font-size-complex="12pt"/>
    </style:style>
    <style:style style:name="T17" style:family="text">
      <style:text-properties fo:font-size="12pt" officeooo:rsid="003060b6" style:font-size-asian="10.5pt" style:font-size-complex="12pt"/>
    </style:style>
    <style:style style:name="T18" style:family="text">
      <style:text-properties fo:font-size="12pt" officeooo:rsid="00316868" style:font-size-asian="10.5pt" style:font-size-complex="12pt"/>
    </style:style>
    <style:style style:name="T19" style:family="text">
      <style:text-properties fo:font-size="12pt" officeooo:rsid="0031dc4c" style:font-size-asian="10.5pt" style:font-size-complex="12pt"/>
    </style:style>
    <style:style style:name="T20" style:family="text">
      <style:text-properties fo:font-size="12pt" officeooo:rsid="00340a80" style:font-size-asian="10.5pt" style:font-size-complex="12pt"/>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officeooo:rsid="0009ed29" style:font-size-asian="10.5pt" style:font-weight-asian="normal" style:font-size-complex="12pt" style:font-weight-complex="normal"/>
    </style:style>
    <style:style style:name="T23" style:family="text">
      <style:text-properties fo:font-size="12pt" fo:font-weight="normal" officeooo:rsid="000b8db6" style:font-size-asian="10.5pt" style:font-weight-asian="normal" style:font-size-complex="12pt" style:font-weight-complex="normal"/>
    </style:style>
    <style:style style:name="T24" style:family="text">
      <style:text-properties fo:font-size="12pt" fo:font-weight="normal" officeooo:rsid="000d5a74" style:font-size-asian="10.5pt" style:font-weight-asian="normal" style:font-size-complex="12pt" style:font-weight-complex="normal"/>
    </style:style>
    <style:style style:name="T25" style:family="text">
      <style:text-properties fo:font-size="12pt" fo:font-weight="normal" officeooo:rsid="000eef0a" style:font-size-asian="10.5pt" style:font-weight-asian="normal" style:font-size-complex="12pt" style:font-weight-complex="normal"/>
    </style:style>
    <style:style style:name="T26" style:family="text">
      <style:text-properties fo:font-size="12pt" fo:font-weight="normal" officeooo:rsid="001005fd" style:font-size-asian="10.5pt" style:font-weight-asian="normal" style:font-size-complex="12pt" style:font-weight-complex="normal"/>
    </style:style>
    <style:style style:name="T27" style:family="text">
      <style:text-properties fo:font-size="12pt" fo:font-weight="normal" officeooo:rsid="00117b16" style:font-size-asian="10.5pt" style:font-weight-asian="normal" style:font-size-complex="12pt" style:font-weight-complex="normal"/>
    </style:style>
    <style:style style:name="T28" style:family="text">
      <style:text-properties fo:font-size="12pt" fo:font-weight="normal" officeooo:rsid="00123256" style:font-size-asian="10.5pt" style:font-weight-asian="normal" style:font-size-complex="12pt" style:font-weight-complex="normal"/>
    </style:style>
    <style:style style:name="T29" style:family="text">
      <style:text-properties fo:font-size="12pt" fo:font-weight="normal" officeooo:rsid="0013d75f" style:font-size-asian="10.5pt" style:font-weight-asian="normal" style:font-size-complex="12pt" style:font-weight-complex="normal"/>
    </style:style>
    <style:style style:name="T30" style:family="text">
      <style:text-properties fo:font-size="12pt" fo:font-weight="normal" officeooo:rsid="001575f7" style:font-size-asian="10.5pt" style:font-weight-asian="normal" style:font-size-complex="12pt" style:font-weight-complex="normal"/>
    </style:style>
    <style:style style:name="T31" style:family="text">
      <style:text-properties fo:font-size="12pt" fo:font-weight="normal" officeooo:rsid="00160e4a" style:font-size-asian="10.5pt" style:font-weight-asian="normal" style:font-size-complex="12pt" style:font-weight-complex="normal"/>
    </style:style>
    <style:style style:name="T32" style:family="text">
      <style:text-properties fo:font-size="12pt" fo:font-weight="normal" officeooo:rsid="00191305" style:font-size-asian="10.5pt" style:font-weight-asian="normal" style:font-size-complex="12pt" style:font-weight-complex="normal"/>
    </style:style>
    <style:style style:name="T33" style:family="text">
      <style:text-properties fo:font-size="12pt" fo:font-weight="normal" officeooo:rsid="001b863e" style:font-size-asian="10.5pt" style:font-weight-asian="normal" style:font-size-complex="12pt" style:font-weight-complex="normal"/>
    </style:style>
    <style:style style:name="T34" style:family="text">
      <style:text-properties fo:font-size="12pt" fo:font-weight="normal" officeooo:rsid="001edb43" style:font-size-asian="10.5pt" style:font-weight-asian="normal" style:font-size-complex="12pt" style:font-weight-complex="normal"/>
    </style:style>
    <style:style style:name="T35" style:family="text">
      <style:text-properties fo:font-size="12pt" fo:font-weight="normal" officeooo:rsid="00232950" style:font-size-asian="10.5pt" style:font-weight-asian="normal" style:font-size-complex="12pt" style:font-weight-complex="normal"/>
    </style:style>
    <style:style style:name="T36" style:family="text">
      <style:text-properties fo:font-size="12pt" fo:font-weight="normal" officeooo:rsid="002a5b41" style:font-size-asian="10.5pt" style:font-weight-asian="normal" style:font-size-complex="12pt" style:font-weight-complex="normal"/>
    </style:style>
    <style:style style:name="T37" style:family="text">
      <style:text-properties fo:font-size="12pt" fo:font-weight="normal" officeooo:rsid="002d8026" style:font-size-asian="10.5pt" style:font-weight-asian="normal" style:font-size-complex="12pt" style:font-weight-complex="normal"/>
    </style:style>
    <style:style style:name="T38" style:family="text">
      <style:text-properties fo:font-size="12pt" fo:font-weight="normal" officeooo:rsid="002e7368" style:font-size-asian="10.5pt" style:font-weight-asian="normal" style:font-size-complex="12pt" style:font-weight-complex="normal"/>
    </style:style>
    <style:style style:name="T39" style:family="text">
      <style:text-properties fo:font-size="12pt" fo:font-weight="normal" officeooo:rsid="002ed17d" style:font-size-asian="10.5pt" style:font-weight-asian="normal" style:font-size-complex="12pt" style:font-weight-complex="normal"/>
    </style:style>
    <style:style style:name="T40" style:family="text">
      <style:text-properties fo:font-size="12pt" fo:font-weight="normal" officeooo:rsid="003060b6" style:font-size-asian="10.5pt" style:font-weight-asian="normal" style:font-size-complex="12pt" style:font-weight-complex="normal"/>
    </style:style>
    <style:style style:name="T41" style:family="text">
      <style:text-properties fo:font-size="12pt" fo:font-weight="normal" officeooo:rsid="00316868" style:font-size-asian="10.5pt" style:font-weight-asian="normal" style:font-size-complex="12pt" style:font-weight-complex="normal"/>
    </style:style>
    <style:style style:name="T42" style:family="text">
      <style:text-properties fo:font-size="12pt" fo:font-weight="normal" officeooo:rsid="0031dc4c" style:font-size-asian="10.5pt" style:font-weight-asian="normal" style:font-size-complex="12pt" style:font-weight-complex="normal"/>
    </style:style>
    <style:style style:name="T43" style:family="text">
      <style:text-properties fo:font-size="12pt" fo:font-weight="normal" officeooo:rsid="00340a80" style:font-size-asian="10.5pt" style:font-weight-asian="normal" style:font-size-complex="12pt" style:font-weight-complex="normal"/>
    </style:style>
    <style:style style:name="T44" style:family="text">
      <style:text-properties fo:font-size="12pt" fo:font-weight="normal" officeooo:rsid="00345cda" style:font-size-asian="10.5pt" style:font-weight-asian="normal" style:font-size-complex="12pt" style:font-weight-complex="normal"/>
    </style:style>
    <style:style style:name="T45" style:family="text">
      <style:text-properties fo:font-size="12pt" fo:font-weight="bold" officeooo:rsid="00191305" style:font-size-asian="10.5pt" style:font-weight-asian="bold" style:font-size-complex="12pt" style:font-weight-complex="bold"/>
    </style:style>
    <style:style style:name="T46" style:family="text">
      <style:text-properties officeooo:rsid="000d5a74"/>
    </style:style>
    <style:style style:name="T47" style:family="text">
      <style:text-properties officeooo:rsid="00232950"/>
    </style:style>
    <style:style style:name="T48" style:family="text">
      <style:text-properties officeooo:rsid="0023b9db"/>
    </style:style>
    <style:style style:name="T49" style:family="text">
      <style:text-properties officeooo:rsid="00265129"/>
    </style:style>
    <style:style style:name="T50" style:family="text">
      <style:text-properties officeooo:rsid="00299351"/>
    </style:style>
    <style:style style:name="T51" style:family="text">
      <style:text-properties fo:font-size="10pt" officeooo:rsid="00299351" style:font-size-asian="10pt" style:font-size-complex="10pt"/>
    </style:style>
    <style:style style:name="T52" style:family="text">
      <style:text-properties fo:font-size="10pt" officeooo:rsid="002a5b41" style:font-size-asian="10pt" style:font-size-complex="10pt"/>
    </style:style>
    <style:style style:name="T53" style:family="text">
      <style:text-properties officeooo:rsid="002ed1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São Carlos</text:p>
      <text:p text:style-name="P1">Construção de Compiladores 2</text:p>
      <text:p text:style-name="P1"/>
      <text:p text:style-name="P1"/>
      <text:p text:style-name="P1"/>
      <text:p text:style-name="P1"/>
      <text:p text:style-name="P1"/>
      <text:p text:style-name="P1"/>
      <text:p text:style-name="P1"/>
      <text:p text:style-name="P1"/>
      <text:p text:style-name="P2">LGraph : linguagem para manipulação de grafos</text:p>
      <text:p text:style-name="P2"/>
      <text:p text:style-name="P2"/>
      <text:p text:style-name="P2"/>
      <text:p text:style-name="P2"/>
      <text:p text:style-name="P2"/>
      <text:p text:style-name="P2"/>
      <text:p text:style-name="P2"/>
      <text:p text:style-name="P2"/>
      <text:p text:style-name="P3">Wilton Vicente Gonçalves da Cruz RA: 586889</text:p>
      <text:p text:style-name="P3">Guilherme Lemos RA: 587010</text:p>
      <text:p text:style-name="P3">Wellyson Freitas RA: 587125</text:p>
      <text:p text:style-name="P3">Vitor Machado Cid RA: 564478</text:p>
      <text:p text:style-name="P3">Ciência da Computação</text:p>
      <text:p text:style-name="P3">2° semestre de 2016</text:p>
      <text:p text:style-name="P3"/>
      <text:p text:style-name="P3"/>
      <text:p text:style-name="P3"/>
      <text:p text:style-name="P3"/>
      <text:p text:style-name="P3"/>
      <text:p text:style-name="P3"/>
      <text:p text:style-name="P3"/>
      <text:p text:style-name="P3"><text:soft-page-break/></text:p>
      <text:p text:style-name="P6">1. Visão geral</text:p>
      <text:p text:style-name="P6"/>
      <text:p text:style-name="P12"><text:tab/>A linguagem de programação “LGraph” foi desenvolvida com o propósito de auxiliar na criação e manipulação de grafos. <text:span text:style-name="T1">Desta forma, buscou-se através de aspectos sintático e semânticos oferecer ao utilizador uma linguagem intuitiva e familiar a área de grafos, <text:s/>fazendo em uma linha de código o que necessitaria de várias linhas em outras linguagens. </text:span></text:p>
      <text:p text:style-name="P12"><text:tab/><text:span text:style-name="T1">LGraph contém tipos básicos como inteiros, reais e cadeia de caracteres, além de tipos especifícos como “nodes” e “edges”, os principais componentes de um grafo, além do tipo “graph”. A criação de um grafo é facilitada com a necessidade apenas de se informar os nós e arestas do mesmo. São oferecidos comandos para atualizar um grafo e <text:s/>encontrar métricas sobre um grafo e salvar os resultados em um arquivo. </text:span></text:p>
      <text:p text:style-name="P13"><text:tab/><text:span text:style-name="T1">É dada também a possibilidade de se criar nós com atributos para um grafo e, através de uma estrutura de repetição percorrer os nós de um grafo (com ou sem atributos) e, utilizando de estruturas condicionais, fazer operações entre estes vértices e outras variáveis.</text:span></text:p>
      <text:p text:style-name="P13"><text:tab/><text:span text:style-name="T1">Na sequência deste manual serão apresentados as regras sintáticas, léxicas e semânticas de LGraph. Serão dados exemplos para facilitar o entendimento de tais regras.</text:span></text:p>
      <text:p text:style-name="P13"/>
      <text:p text:style-name="P8">2. Asp<text:span text:style-name="T2">ec</text:span>tos sintáticos</text:p>
      <text:p text:style-name="P8"/>
      <text:p text:style-name="P9"><text:tab/><text:span text:style-name="T22">Um programa em LGraph deve, obrigatoriamente, iniciar com a palavra-chave “begin” e terminar com a palavra-chave “end”. </text:span></text:p>
      <text:p text:style-name="P14"/>
      <text:p text:style-name="P23">2.1 Declaração de <text:s/>variáveis</text:p>
      <text:p text:style-name="P14"/>
      <text:p text:style-name="P10"><text:span text:style-name="T22"><text:tab/>Após a inserção de “begin”, deve vir a área de declaração de variáveis, área esta iniciando com a palavra-chave “data”. </text:span><text:span text:style-name="T23">Uma variável deve ser um identificador começando obrigatoriamente com uma letra e sendo uma combinação de letras, dígitos e “_”. Por exemplo:</text:span></text:p>
      <text:p text:style-name="P15"/>
      <text:p text:style-name="P15"><text:tab/><text:tab/>var1 =&gt; permitido <text:s text:c="18"/>1var =&gt; não permitido</text:p>
      <text:p text:style-name="P15"/>
      <text:p text:style-name="P10"><text:span text:style-name="T23"><text:tab/> </text:span><text:span text:style-name="T24">Variáveis de mesmo tipo podem ser declaradas conjuntamente, devendo ser separadas por vírgulas. Escrita(s) a(s) variável(is) deve ser informado seu tipo. Assim, deve colocar “:” seguido do tipo (falaremos de tipos mais abaixo). Exemplo:</text:span></text:p>
      <text:p text:style-name="P16"><text:tab/></text:p>
      <text:p text:style-name="P16"><text:tab/> var : int </text:p>
      <text:p text:style-name="P16"><text:s text:c="13"/>aux1, aux2 : string</text:p>
      <text:p text:style-name="P16"><text:tab/></text:p>
      <text:p text:style-name="P10"><text:span text:style-name="T24"><text:tab/></text:span><text:span text:style-name="T27">No caso de se declarar uma variável do tipo “nodes” com atributos, deve-se informar entre parênteses os identificadores dos atributos seguidos de “:” e de seu tipo, </text:span><text:span text:style-name="T28">separados por vírgulas</text:span><text:span text:style-name="T27">, tipo este que pode ser “int”, “float” ou “string” apenas. Exemplo:</text:span></text:p>
      <text:p text:style-name="P17"/>
      <text:p text:style-name="P17"><text:tab/>nos : nodes(at1 : int, at2: float, at3 : string)</text:p>
      <text:p text:style-name="P16"/>
      <text:p text:style-name="P22"><text:span text:style-name="T46">2.</text:span>2 Tipos</text:p>
      <text:p text:style-name="P22"/>
      <text:p text:style-name="P21"><text:tab/>São seis os tipos de variáveis fornecidos por LGraph. Três tipos são básicos e populares. São eles o “int”, que corresponde a um número inteiro, “float”, um número real e “string”, uma cadeia de caracteres. Além disso, são suportados mais três tipos familiares ao domínio de grafos. O tipo “nodes”, que representa um conjunto de nós de um grafo, o tipo “edges”, as arestas do grafo e o tipo “graph”, o grafo em si. </text:p>
      <text:p text:style-name="P21"><text:soft-page-break/></text:p>
      <table:table table:name="Table1" table:style-name="Table1">
        <table:table-column table:style-name="Table1.A"/>
        <table:table-row>
          <table:table-cell table:style-name="Table1.A1" office:value-type="string">
            <text:p text:style-name="P32">Tipos</text:p>
          </table:table-cell>
        </table:table-row>
        <table:table-row>
          <table:table-cell table:style-name="Table1.A2" office:value-type="string">
            <text:p text:style-name="P33">int</text:p>
          </table:table-cell>
        </table:table-row>
        <table:table-row>
          <table:table-cell table:style-name="Table1.A2" office:value-type="string">
            <text:p text:style-name="P33">float</text:p>
          </table:table-cell>
        </table:table-row>
        <table:table-row>
          <table:table-cell table:style-name="Table1.A2" office:value-type="string">
            <text:p text:style-name="P33">string</text:p>
          </table:table-cell>
        </table:table-row>
        <table:table-row>
          <table:table-cell table:style-name="Table1.A2" office:value-type="string">
            <text:p text:style-name="P33">nodes</text:p>
          </table:table-cell>
        </table:table-row>
        <table:table-row>
          <table:table-cell table:style-name="Table1.A2" office:value-type="string">
            <text:p text:style-name="P33">edges</text:p>
          </table:table-cell>
        </table:table-row>
        <table:table-row>
          <table:table-cell table:style-name="Table1.A2" office:value-type="string">
            <text:p text:style-name="P33">graph</text:p>
          </table:table-cell>
        </table:table-row>
      </table:table>
      <text:p text:style-name="P21"/>
      <text:p text:style-name="P16"/>
      <text:p text:style-name="P10"><text:span text:style-name="T24"><text:tab/></text:span><text:span text:style-name="T25">Para o tipo “int” são suportados números inteiros com e sem sinal. Números reais também podem ser positivos ou negativos, porém com a presença de um “.” representando casas decimais. Exemplos:</text:span></text:p>
      <text:p text:style-name="P18"/>
      <text:p text:style-name="P18"><text:tab/>234 =&gt; “int” <text:s text:c="40"/>345.43 =&gt; “float”</text:p>
      <text:p text:style-name="P18"/>
      <text:p text:style-name="P11"><text:span text:style-name="T21"><text:tab/>O tipo “graph” corresponde a um identificador que segue as convenções já citadas anteriormente. O tipo “nodes” </text:span><text:span text:style-name="T26">tem uma estrutura especial. </text:span><text:span text:style-name="T29">Caso ele seja um conjunto de nós sem atributos, <text:s/>sua estrutura sintática consiste em uma lista com string, int ou float separados por vírgulas e casa um representando um nó. Por exemplo, uma variável “nodes” com nós identificados por “A”, 1 , “B” seria assim:</text:span></text:p>
      <text:p text:style-name="P20"/>
      <text:p text:style-name="P20"><text:tab/> <text:s text:c="43"/>varNodes = [“A”, 1, “B” ]</text:p>
      <text:p text:style-name="P19"/>
      <text:p text:style-name="P20"><text:tab/>Porém, o tipo “nodes” pode ter atributos nos nós. Assim, sua estrutura sintática seria uma lista de tuplas, onde cada tupla conteria o identificador do nó (string, int ou float) seguido de seus atributos previamente declarados. Sua <text:s/>sintaxe seria assim:</text:p>
      <text:p text:style-name="P20"/>
      <text:p text:style-name="P26">varNodesAtributos = [ (idNo1, atrib1 = valor1, atrib2 = valor2,….) , (idNo2, atrib1 = valor1, atrib2 = valor2, ….) , …. ]</text:p>
      <text:p text:style-name="P26"/>
      <text:p text:style-name="P25"><text:span text:style-name="T4"><text:tab/></text:span><text:span text:style-name="T29">Onde idNo1, …. , idNoJ seriam os identificadores de cada nó, ou seja, uma string, um inteiro ou um valor real. Já atrib1, …. , atribJ seriam os atributos do tipo “nodes” declarado, seguido de seus valores de inicialização de acordo com o tipo de cada um deles. </text:span><text:span text:style-name="T30">Por exemplo, caso fosse uma declarada “varNodesAtributos”:</text:span></text:p>
      <text:p text:style-name="P34"/>
      <text:p text:style-name="P34"><text:s/><text:tab/><text:tab/><text:tab/>varNodesAtributos : nodes(peso:int , filho : string, valor:int)</text:p>
      <text:p text:style-name="P34"/>
      <text:p text:style-name="P34"><text:tab/>Uma possível inicialização para “varNodesAtributos” seria:</text:p>
      <text:p text:style-name="P34"/>
      <text:p text:style-name="P50">varNodesAtributos = [(“A”,peso = 1, filho = “next”, valor = 4) , (“G”, peso = 1, filho = “left”, valor = 234)]</text:p>
      <text:p text:style-name="P50"/>
      <text:p text:style-name="P27"><text:span text:style-name="T5"><text:tab/></text:span><text:span text:style-name="T30">O tipo “edges” também tem uma sintaxe específica. </text:span><text:span text:style-name="T31">Ele consiste também em uma lista de tuplas. Cada tupla deve ter três elementos. Os dois primeiros devem ser os identificadores de nós que ligam a aresta. Podem ser de tipo “int”, “string” ou “float”. O terceiro elemento deve ser um valor inteiro positivo ou negativo que represente o peso desta aresta. Um detalhe é que se for usado um identificador de nó não existente no grafo, automaticamente o mesmo será inserido. A sintaxe geral é essa:</text:span></text:p>
      <text:p text:style-name="P35"/>
      <text:p text:style-name="P35"><text:tab/><text:tab/>edges = [ (idNo, idNo, peso), <text:s/>(idNo,idNo, peso) , ……….]</text:p>
      <text:p text:style-name="P35"/>
      <text:p text:style-name="P35"><text:soft-page-break/></text:p>
      <text:p text:style-name="P35"/>
      <text:p text:style-name="P35"/>
      <text:p text:style-name="P35">Por exemplo, caso eu queira uma aresta que ligue um nó “X” a um nó “Y” com peso 0, outra que ligue “Y” a “Z” com peso -1 e outra que ligue “X” a 1 com peso 5, teríamos:</text:p>
      <text:p text:style-name="P35"/>
      <text:p text:style-name="P35"><text:tab/>edgesGrafo1 = <text:s/>[ (“X”, “Y”, 0) , (“Y”, “Z”, -1 ) , (“X”, 1, 5) ]</text:p>
      <text:p text:style-name="P35"/>
      <text:p text:style-name="P28"><text:span text:style-name="T10">2.</text:span><text:span text:style-name="T9">3 Comando para inici</text:span><text:span text:style-name="T11">a</text:span><text:span text:style-name="T9">lizar grafo</text:span></text:p>
      <text:p text:style-name="P43"/>
      <text:p text:style-name="P28"><text:span text:style-name="T9"><text:tab/></text:span><text:span text:style-name="T32">A linguagem “LGraph” fornece um comando para inicialização de um grafo. Sua sintaxe é que segue.</text:span></text:p>
      <text:p text:style-name="P36"/>
      <text:p text:style-name="P28"><text:span text:style-name="T32"><text:tab/></text:span><text:span text:style-name="T12">create graph idGrafo (nodes = nosGrafo , edges = arestasGrafo )</text:span></text:p>
      <text:p text:style-name="P44"/>
      <text:p text:style-name="P36"><text:tab/>Onde “idGrafo” corresponde a um identificador de um grafo previamente declarado com tipo “graph”, “nosGrafo” uma variável de tipo “nodes”, com ou sem atributos, e “arestasGrafo” de tipo “edges”, ambas previamente declaradas. </text:p>
      <text:p text:style-name="P36"/>
      <text:p text:style-name="P29"><text:span text:style-name="T12">2.</text:span><text:span text:style-name="T9">4 </text:span><text:span text:style-name="T13">Comando para a</text:span><text:span text:style-name="T9">tualizar grafo</text:span></text:p>
      <text:p text:style-name="P36"/>
      <text:p text:style-name="P28"><text:span text:style-name="T32"><text:tab/></text:span><text:span text:style-name="T33">Um comando para atualizar um grafo já inicializado também é fornecido. Ele permite que adicione-se novas arestas e nós ao grafo. Sua sintaxe geral:</text:span></text:p>
      <text:p text:style-name="P38"/>
      <text:p text:style-name="P45"><text:tab/>update graph idGrafo with (nodes = nosGrafo, edges = arestasGrafo)</text:p>
      <text:p text:style-name="P45"/>
      <text:p text:style-name="P31"><text:span text:style-name="T45"><text:tab/></text:span><text:span text:style-name="T12">Onde “idGrafo” corresponde a um identificador de um grafo previamente declarado com tipo “graph”, “nosGrafo” uma variável de tipo “nodes”, com ou sem atributos, e “arestasGrafo” de tipo “edges”, ambas previamente declaradas. </text:span></text:p>
      <text:p text:style-name="P37"/>
      <text:p text:style-name="P30"><text:span text:style-name="T12">2.</text:span><text:span text:style-name="T9">5 Comando para ler grafo a partir de arquivo externo</text:span></text:p>
      <text:p text:style-name="P39"/>
      <text:p text:style-name="P51"><text:span text:style-name="T33"><text:s/><text:tab/></text:span><text:span text:style-name="T34">A linguagem “LGraph” permite que, ao invés de se criar um grafo manualmente através do comando “create”, seja possível obter um grafo a partir de um arquivo externo com formato específico. </text:span><text:span text:style-name="T35">Será dedicada uma seção ao longo deste manual para tal comando e suas restrições. Sua sintaxe seria a seguinte:</text:span></text:p>
      <text:p text:style-name="P51"><text:span text:style-name="T35"/></text:p>
      <text:p text:style-name="P52"><text:span text:style-name="T35"><text:tab/></text:span><text:span text:style-name="T14">read graph idGrafo from pathArquivo</text:span></text:p>
      <text:p text:style-name="P36"/>
      <text:p text:style-name="P40"><text:tab/><text:span text:style-name="T47">Onde “idGrafo” é o identificador de grafo de tipo “graph” previamente declarado e “pathArquivo” é uma variável tipo “string” com o caminho completo do arquivo ou uma “string” diretamente. Exemplo:</text:span></text:p>
      <text:p text:style-name="P40"/>
      <text:p text:style-name="P40"><text:tab/><text:span text:style-name="T47">read graph grafo1 from “home/fulano/grafo.paj” </text:span></text:p>
      <text:p text:style-name="P40"><text:tab/><text:span text:style-name="T47">caminho = “home/fulano/grafo.paj”</text:span></text:p>
      <text:p text:style-name="P40"><text:tab/><text:span text:style-name="T47">read graph grafo1 from caminho</text:span></text:p>
      <text:p text:style-name="P40"/>
      <text:p text:style-name="P46">2.6 Comando para plotar grafo</text:p>
      <text:p text:style-name="P46"/>
      <text:p text:style-name="P46"><text:tab/><text:span text:style-name="T3">“LGraph” possui um comando simples para plotar gráfico em um arquivo de imagem “png”. Para plotar um gráfico basta usar o comando “plot” que possui a seguinte sintaxe:</text:span></text:p>
      <text:p text:style-name="P46"><text:span text:style-name="T3"/></text:p>
      <text:p text:style-name="P46"><text:soft-page-break/><text:tab/>plot graph idGrafo</text:p>
      <text:p text:style-name="P46"/>
      <text:p text:style-name="P46"><text:tab/><text:span text:style-name="T3">Onde “idGrafo” é a varável de tipo “graph” previamente declarada.</text:span></text:p>
      <text:p text:style-name="P46"><text:span text:style-name="T3"/></text:p>
      <text:p text:style-name="P47">2.7 Comando para encontrar métricas</text:p>
      <text:p text:style-name="P46"><text:span text:style-name="T3"/></text:p>
      <text:p text:style-name="P46"><text:span text:style-name="T3"><text:tab/></text:span><text:span text:style-name="T6">Um comando para encontar métricas em um grafo ou em cada vértice de um grafo foi criado. Mais detalhes serão dados na sequência deste manual. Sua sintaxe geral é:</text:span></text:p>
      <text:p text:style-name="P46"><text:span text:style-name="T6"/></text:p>
      <text:p text:style-name="P46"><text:span text:style-name="T6"><text:tab/></text:span><text:span text:style-name="T48">find metrica of graph idGrafo</text:span><text:span text:style-name="T6"> <text:s/>ou <text:s text:c="2"/></text:span><text:span text:style-name="T48">find metrica of vertex idVertice in graph idGrafo</text:span></text:p>
      <text:p text:style-name="P46"/>
      <text:p text:style-name="P46"><text:tab/><text:span text:style-name="T6">Onde “metrica” corresponde ao nome da métrica a ser calculada (quais estão disponíveis serão dadas na sequência), “idGrafo” é a variável de tipo “graph” previamente declarada e “idVertice” um identificador para um vértice do grafo.</text:span></text:p>
      <text:p text:style-name="P46"/>
      <text:p text:style-name="P47">2.8 Comando para imprimir</text:p>
      <text:p text:style-name="P47"/>
      <text:p text:style-name="P47"><text:tab/><text:span text:style-name="T3">O comando “print” permite imprimir o valor de uma variável declarada de tipo “string”, “int” ou “float, apenas, além de uma cadeia de caracteres diretamente. A impressão é feita em um arquivo de saída “print.txt”. Apenas um elemento pode ser impresso por vez. A sintaxe geral é a que segue.</text:span></text:p>
      <text:p text:style-name="P47"><text:span text:style-name="T3"/></text:p>
      <text:p text:style-name="P47"><text:span text:style-name="T3"><text:tab/></text:span>print(ident) <text:s text:c="4"/>ou <text:s text:c="6"/>print(“texto”)</text:p>
      <text:p text:style-name="P47"/>
      <text:p text:style-name="P49">2.9 Comando de atribuição</text:p>
      <text:p text:style-name="P49"/>
      <text:p text:style-name="P49"><text:tab/><text:span text:style-name="T3">A atribuição de uma variável por outra ou por um valor é feita com o operador “=”. A sintaxe é:</text:span></text:p>
      <text:p text:style-name="P49"><text:span text:style-name="T3"/></text:p>
      <text:p text:style-name="P49"><text:span text:style-name="T3"><text:tab/>idVar = atribuido (variável ou valor, por exemplo, 123)</text:span></text:p>
      <text:p text:style-name="P47"/>
      <text:p text:style-name="P48">2.<text:span text:style-name="T49">10</text:span> Comando de repetição para percorrer grafo</text:p>
      <text:p text:style-name="P48"/>
      <text:p text:style-name="P48"><text:tab/><text:span text:style-name="T7">Um comando de repetição “foreach” permite percorrer cada vértice de um dado grafo. Dentro deste comando são permitidos comandos condicionais “if-else”. <text:s/>Sua sintaxe geral é:</text:span></text:p>
      <text:p text:style-name="P48"/>
      <text:p text:style-name="P48"><text:span text:style-name="T49"><text:tab/>foreach vertex idVertice in idGrafo </text:span></text:p>
      <text:p text:style-name="P48"><text:span text:style-name="T49"><text:tab/>begin</text:span></text:p>
      <text:p text:style-name="P48"/>
      <text:p text:style-name="P48"><text:span text:style-name="T49"><text:tab/><text:tab/>comandos condicionais</text:span></text:p>
      <text:p text:style-name="P48"/>
      <text:p text:style-name="P48"><text:span text:style-name="T49"><text:tab/>end</text:span></text:p>
      <text:p text:style-name="P48"><text:span text:style-name="T7"/></text:p>
      <text:p text:style-name="P48"><text:span text:style-name="T7"><text:tab/>Onde “idVertice” é um identificador para os vértices a serem percorridos, não precisando ser declarado, e “idGrafo” o identificador de tipo “graph” previamente declarado.</text:span></text:p>
      <text:p text:style-name="P48"/>
      <text:p text:style-name="P49">2.11 Comando condicional “if-else”</text:p>
      <text:p text:style-name="P49"/>
      <text:p text:style-name="P49"><text:tab/><text:span text:style-name="T8">Um comando condicional “if-else” segue o padrão usual de outras linguagens de programação. Sua sintaxe é:</text:span></text:p>
      <text:p text:style-name="P49"><text:span text:style-name="T8"/></text:p>
      <text:p text:style-name="P49"><text:span text:style-name="T8"><text:tab/></text:span><text:span text:style-name="T51">if( expressão_booleana1 op_</text:span><text:span text:style-name="T52">logico</text:span><text:span text:style-name="T51"> expressão_booleana2 op_</text:span><text:span text:style-name="T52">logico</text:span><text:span text:style-name="T51">…… expressao_booleanaN)</text:span></text:p>
      <text:p text:style-name="P53"><text:soft-page-break/><text:span text:style-name="T50"><text:tab/>begin</text:span></text:p>
      <text:p text:style-name="P53"/>
      <text:p text:style-name="P53"><text:span text:style-name="T50"><text:tab/><text:tab/>comandos impressão ou atribuição</text:span></text:p>
      <text:p text:style-name="P53"/>
      <text:p text:style-name="P53"><text:span text:style-name="T50"><text:tab/>end</text:span></text:p>
      <text:p text:style-name="P53"><text:span text:style-name="T50"><text:tab/>else </text:span></text:p>
      <text:p text:style-name="P49"><text:span text:style-name="T8"><text:tab/></text:span><text:span text:style-name="T51">begin</text:span></text:p>
      <text:p text:style-name="P53"><text:span text:style-name="T50"><text:tab/><text:tab/></text:span></text:p>
      <text:p text:style-name="P53"><text:span text:style-name="T50"><text:tab/><text:tab/>comandos impressão ou atribuição</text:span></text:p>
      <text:p text:style-name="P53"/>
      <text:p text:style-name="P54"><text:tab/>end</text:p>
      <text:p text:style-name="P54"/>
      <text:p text:style-name="P54"><text:tab/><text:span text:style-name="T36">Onde “expressao_booleana” corresponde a uma expressão relacional ou de igualdade (falaremos mais abaixo) e “op_logico” são operadores lógicos “AND” e “OR” (falaremos depois). A estrutura de “else” é opcional.</text:span></text:p>
      <text:p text:style-name="P54"><text:span text:style-name="T15"/></text:p>
      <text:p text:style-name="P55"><text:span text:style-name="T15">2.</text:span><text:span text:style-name="T9">12 Expressões booleanas</text:span></text:p>
      <text:p text:style-name="P55"><text:span text:style-name="T9"/></text:p>
      <text:p text:style-name="P55"><text:span text:style-name="T9"><text:tab/></text:span><text:span text:style-name="T37">Um expressão booleana consiste em um expressão cuja análise retorna valor verdadeiro ou falso. Em “LGraph” estas expressões podem ser relacionais ou de igualdade. No caso de expressões relacionais os operandos podem de tipo “int” ou “float” apenas, sejam valores diretos como “123” ou através de variáveis declaradas. Os operadores relacionais são “&lt;”, “&gt;” , “&lt;=” ou “&gt;=”. Por exemplo,</text:span></text:p>
      <text:p text:style-name="P55"><text:span text:style-name="T37"/></text:p>
      <text:p text:style-name="P55"><text:span text:style-name="T37"><text:tab/>var : int</text:span></text:p>
      <text:p text:style-name="P55"><text:span text:style-name="T37"><text:tab/>var &gt; 1 =&gt; expressão relacional válida !</text:span></text:p>
      <text:p text:style-name="P55"><text:span text:style-name="T37"/></text:p>
      <text:p text:style-name="P55"><text:span text:style-name="T37"><text:tab/>“ser” &gt; “se” =&gt; expressão relacional inválida !</text:span></text:p>
      <text:p text:style-name="P55"><text:span text:style-name="T37"/></text:p>
      <text:p text:style-name="P55"><text:span text:style-name="T37"><text:tab/></text:span><text:span text:style-name="T38">No caso de expressões de igualdade os operadores são “==” ou “!=” (diferente) . Além de valores inteiros e reais são permitidas cadeias de caracteres.</text:span></text:p>
      <text:p text:style-name="P55"><text:span text:style-name="T38"/></text:p>
      <text:p text:style-name="P55"><text:span text:style-name="T38"><text:tab/>str : string</text:span></text:p>
      <text:p text:style-name="P55"><text:span text:style-name="T38"><text:tab/>str = “o”</text:span></text:p>
      <text:p text:style-name="P55"><text:span text:style-name="T38"><text:tab/>str == “ok” =&gt; expressão de igualdade válida!</text:span></text:p>
      <text:p text:style-name="P55"><text:span text:style-name="T38"><text:tab/></text:span></text:p>
      <text:p text:style-name="P55"><text:span text:style-name="T38"><text:tab/>g1 : graph</text:span></text:p>
      <text:p text:style-name="P55"><text:span text:style-name="T38"><text:tab/>g1 &gt; 1 =&gt; expressão relacional inválida! (tipo graph não permitido)</text:span></text:p>
      <text:p text:style-name="P55"><text:span text:style-name="T38"/></text:p>
      <text:p text:style-name="P56"><text:span text:style-name="T38"><text:tab/>Combinações permitidas de tipos nas expressões serão mostradas em aspectos semânticos.</text:span></text:p>
      <text:p text:style-name="P56"><text:span text:style-name="T16"/></text:p>
      <text:p text:style-name="P56"><text:span text:style-name="T16">2.13 Operadores lógicos</text:span></text:p>
      <text:p text:style-name="P56"><text:span text:style-name="T16"/></text:p>
      <text:p text:style-name="P56"><text:span text:style-name="T16"><text:tab/></text:span><text:span text:style-name="T39">Os operadores lógicos a serem usados no comando “if” entre expressões booleanas são o “E” e o “OU”. Em “LGraph” são representados por “AND” e “OR”, respectivamente. </text:span></text:p>
      <text:p text:style-name="P56"><text:span text:style-name="T39"/></text:p>
      <text:p text:style-name="P56"><text:span text:style-name="T39"/></text:p>
      <text:p text:style-name="P57"/>
      <text:p text:style-name="P57"/>
      <text:p text:style-name="P57"/>
      <text:p text:style-name="P57"/>
      <text:p text:style-name="P57"/>
      <text:p text:style-name="P57"/>
      <text:p text:style-name="P57"><text:soft-page-break/><text:span text:style-name="T53">3. </text:span>Aspectos semânticos</text:p>
      <text:p text:style-name="P58"/>
      <text:p text:style-name="P58"><text:tab/><text:span text:style-name="T40">Nesta seção serão apresentados aspectos semânticos de “LGraph” em cada um dos comandos possíveis. Serão apresentadas as regras semânticas e erros associados.</text:span></text:p>
      <text:p text:style-name="P58"><text:span text:style-name="T17"/></text:p>
      <text:p text:style-name="P59"><text:span text:style-name="T9">3.1 Declaração de variáveis</text:span></text:p>
      <text:p text:style-name="P59"><text:span text:style-name="T9"/></text:p>
      <text:p text:style-name="P59"><text:span text:style-name="T9"><text:tab/></text:span><text:span text:style-name="T21">Exceto o identificador informado no comando “foreach” para o vértice, todas as outras variáveis devem ser declaradas previamente na seção “data” do programa. Caso seja utilizada uma variável não declarada, o compilador apresentará erro semântico de variável não declarada. Exemplo:</text:span></text:p>
      <text:p text:style-name="P59"><text:span text:style-name="T21"/></text:p>
      <text:p text:style-name="P59"><text:span text:style-name="T21"><text:tab/>var1,var2:int</text:span></text:p>
      <text:p text:style-name="P59"><text:span text:style-name="T21"><text:tab/>var1 = 1 =&gt; OK!</text:span></text:p>
      <text:p text:style-name="P59"><text:span text:style-name="T21"><text:tab/>var4 = 5 =&gt; ERRO! Variável “var4” não declarada! </text:span></text:p>
      <text:p text:style-name="P59"><text:span text:style-name="T21"/></text:p>
      <text:p text:style-name="P59"><text:span text:style-name="T9">3.2 </text:span><text:span text:style-name="T18">Atribuição de variáveis</text:span></text:p>
      <text:p text:style-name="P59"><text:span text:style-name="T18"/></text:p>
      <text:p text:style-name="P59"><text:span text:style-name="T18"><text:tab/></text:span><text:span text:style-name="T42">A atribuição de variáveis é feita usando o operador “=” como falado. Só é permitida atribuição de tipos iguais. Por exemplo, valores numéricos inteiros com variáveis de tipo “int”, valores reais com variáveis tipo “float”, cadeia de caracteres com variáveis tipo “string” e entre variáveis de mesmo tipo.</text:span></text:p>
      <text:p text:style-name="P59"><text:span text:style-name="T42"/></text:p>
      <text:p text:style-name="P59"><text:span text:style-name="T42"><text:tab/>var1 : int, var2 : string </text:span></text:p>
      <text:p text:style-name="P59"><text:span text:style-name="T42"><text:tab/>var1 = “ola” =&gt; ERRO! Atribuição de cadeia de caracteres em variável de tipo “int”</text:span></text:p>
      <text:p text:style-name="P59"><text:span text:style-name="T42"/></text:p>
      <text:p text:style-name="P59"><text:span text:style-name="T42"><text:tab/>var2 = 1 =&gt; OK! Variável de tipo “int” recebe valor numérico 1.</text:span></text:p>
      <text:p text:style-name="P59"><text:span text:style-name="T42"/></text:p>
      <text:p text:style-name="P60"><text:span text:style-name="T19">3.</text:span><text:span text:style-name="T9">3 Comando CREATE</text:span></text:p>
      <text:p text:style-name="P60"><text:span text:style-name="T9"/></text:p>
      <text:p text:style-name="P60"><text:span text:style-name="T9"><text:tab/></text:span><text:span text:style-name="T43">A variável de tipo “graph” que deve ser passada no comando “CREATE” deve ter sido declarada. Caso não tenha sido declarada ou não seja de tipo “graph” o compilador acusará erro. As variáveis de inicialização de nós e arestas também devem ter sido declaradas e serem de tipos “nodes” ou “nodes_com_atributos” e “edges”, respectivamente. Caso contrário, o compilador acusará erro. Caso tente-se criar um grafo já criado anteriormente com o comando “CREATE”, ocorrerá erro também. Exemplo:</text:span></text:p>
      <text:p text:style-name="P60"><text:span text:style-name="T43"><text:tab/></text:span></text:p>
      <text:p text:style-name="P60"><text:span text:style-name="T43"><text:tab/>create graph grafo1 (nodes = n , edges = e) =&gt; OK!</text:span></text:p>
      <text:p text:style-name="P60"><text:span text:style-name="T43"><text:tab/></text:span><text:span text:style-name="T44">c</text:span><text:span text:style-name="T43">reate graph grafo1 (nodes = n1 , edges = e1) =&gt; ERRO! “grafo1” já criado!</text:span></text:p>
      <text:p text:style-name="P61"><text:span text:style-name="T20"/></text:p>
      <text:p text:style-name="P61"><text:span text:style-name="T20">3.</text:span><text:span text:style-name="T9">4 Comando UPDATE</text:span></text:p>
      <text:p text:style-name="P61"><text:span text:style-name="T9"/></text:p>
      <text:p text:style-name="P61"><text:span text:style-name="T9"><text:tab/></text:span></text:p>
      <text:p text:style-name="P61"><text:span text:style-name="T21"/></text:p>
      <text:p text:style-name="P61"><text:span text:style-name="T21"/></text:p>
      <text:p text:style-name="P60"><text:span text:style-name="T43"/></text:p>
      <text:p text:style-name="P60"><text:span text:style-name="T21"/></text:p>
      <text:p text:style-name="P60"><text:span text:style-name="T21"/></text:p>
      <text:p text:style-name="P59"><text:span text:style-name="T41"/></text:p>
      <text:p text:style-name="P59"><text:span text:style-name="T41"/></text:p>
      <text:p text:style-name="P59"><text:span text:style-name="T41"/></text:p>
      <text:p text:style-name="P59"><text:span text:style-name="T21"/></text:p>
      <text:p text:style-name="P59"><text:soft-page-break/><text:span text:style-name="T21"/></text:p>
      <text:p text:style-name="P59"><text:span text:style-name="T21"/></text:p>
      <text:p text:style-name="P56"><text:span text:style-name="T38"><text:s/></text:span></text:p>
      <text:p text:style-name="P55"><text:span text:style-name="T38"><text:tab/></text:span></text:p>
      <text:p text:style-name="P55"><text:span text:style-name="T9"/></text:p>
      <text:p text:style-name="P55"><text:span text:style-name="T21"/></text:p>
      <text:p text:style-name="P49"/>
      <text:p text:style-name="P42"><text:tab/></text:p>
      <text:p text:style-name="P49"><text:span text:style-name="T3"/></text:p>
      <text:p text:style-name="P49"><text:span text:style-name="T3"/></text:p>
      <text:p text:style-name="P48"><text:span text:style-name="T7"/></text:p>
      <text:p text:style-name="P46"/>
      <text:p text:style-name="P41"/>
      <text:p text:style-name="P41"/>
      <text:p text:style-name="P40"><text:tab/></text:p>
      <text:p text:style-name="P40"/>
      <text:p text:style-name="P20"/>
      <text:p text:style-name="P20"><text:tab/></text:p>
      <text:p text:style-name="P24"/>
      <text:p text:style-name="P7"/>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20:06:14.722607429</meta:creation-date>
    <dc:date>2017-02-03T13:12:51.590882570</dc:date>
    <meta:editing-duration>PT2H51M8S</meta:editing-duration>
    <meta:editing-cycles>40</meta:editing-cycles>
    <meta:generator>LibreOffice/5.1.4.2$Linux_X86_64 LibreOffice_project/10m0$Build-2</meta:generator>
    <meta:document-statistic meta:table-count="1" meta:image-count="0" meta:object-count="0" meta:page-count="8" meta:paragraph-count="136" meta:word-count="1947" meta:character-count="12203" meta:non-whitespace-character-count="10124"/>
  </office:meta>
</office:document-meta>
</file>